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Active calibra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0</text:p>
          </table:table-cell>
          <table:table-cell office:value-type="float" office:value="0.99999" calcext:value-type="float">
            <text:p>0.999990</text:p>
          </table:table-cell>
          <table:table-cell office:value-type="string" calcext:value-type="string">
            <text:p>C_xx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C_xy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float" office:value="-0.00551" calcext:value-type="float">
            <text:p>-0.005510</text:p>
          </table:table-cell>
          <table:table-cell office:value-type="string" calcext:value-type="string">
            <text:p>C_xz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C_yx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float" office:value="0.9998" calcext:value-type="float">
            <text:p>0.999800</text:p>
          </table:table-cell>
          <table:table-cell office:value-type="string" calcext:value-type="string">
            <text:p>C_yy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float" office:value="-0.00087" calcext:value-type="float">
            <text:p>-0.000870</text:p>
          </table:table-cell>
          <table:table-cell office:value-type="string" calcext:value-type="string">
            <text:p>C_yz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C_zx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float" office:value="0.0003" calcext:value-type="float">
            <text:p>0.000300</text:p>
          </table:table-cell>
          <table:table-cell office:value-type="string" calcext:value-type="string">
            <text:p>C_zy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float" office:value="1" calcext:value-type="float">
            <text:p>1.000000</text:p>
          </table:table-cell>
          <table:table-cell office:value-type="string" calcext:value-type="string">
            <text:p>C_zz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X / Y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axis top edge</text:p>
          </table:table-cell>
          <table:table-cell table:formula="of:=(82.265+82.26+82.25)/3" office:value-type="float" office:value="82.2583333333333" calcext:value-type="float">
            <text:p>82.2583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Y axis bottom edge</text:p>
          </table:table-cell>
          <table:table-cell table:formula="of:=-(73.397+73.397+73.402)/3" office:value-type="float" office:value="-73.3986666666667" calcext:value-type="float">
            <text:p>-73.39866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Y axis measured length</text:p>
          </table:table-cell>
          <table:table-cell table:formula="of:=[.B13]-[.B14]" office:value-type="float" office:value="155.657" calcext:value-type="float">
            <text:p>155.657000</text:p>
          </table:table-cell>
          <table:table-cell table:formula="of:=[.B15]*[.B6]" office:value-type="float" office:value="155.6258686" calcext:value-type="float">
            <text:p>155.6258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 axis left edge</text:p>
          </table:table-cell>
          <table:table-cell table:formula="of:=-(108.763+108.738)/2" office:value-type="float" office:value="-108.7505" calcext:value-type="float">
            <text:p>-108.7505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X axis right edge</text:p>
          </table:table-cell>
          <table:table-cell table:formula="of:=(46.953+46.958)/2" office:value-type="float" office:value="46.9555" calcext:value-type="float">
            <text:p>46.9555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X axis measured length</text:p>
          </table:table-cell>
          <table:table-cell table:formula="of:=[.B18]-[.B17]" office:value-type="float" office:value="155.706" calcext:value-type="float">
            <text:p>155.706000</text:p>
          </table:table-cell>
          <table:table-cell table:formula="of:=[.B19]*[.B2]" office:value-type="float" office:value="155.70444294" calcext:value-type="float">
            <text:p>155.7044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w C4</text:p>
          </table:table-cell>
          <table:table-cell table:formula="of:=[.C15]/[.C19]" office:value-type="float" office:value="0.999495362248396" calcext:value-type="float">
            <text:p>0.9994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ify X length</text:p>
          </table:table-cell>
          <table:table-cell office:value-type="float" office:value="100.226" calcext:value-type="float">
            <text:p>100.226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ference (caliper)</text:p>
          </table:table-cell>
          <table:table-cell office:value-type="float" office:value="100.24" calcext:value-type="float">
            <text:p>100.24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Verify error</text:p>
          </table:table-cell>
          <table:table-cell table:formula="of:=1-[.B23]/[.B24]" office:value-type="float" office:value="0.000139664804469253" calcext:value-type="float">
            <text:p>0.000140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X / Y Squ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edge angle</text:p>
          </table:table-cell>
          <table:table-cell table:formula="of:=-(0.028+0.017+0.013+0.04+0.035)/5" office:value-type="float" office:value="-0.0266" calcext:value-type="float">
            <text:p>-0.0266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Bottom edge angle</text:p>
          </table:table-cell>
          <table:table-cell table:formula="of:=-(0.038+0.045+0.049+0.038+0.045+0.034)/6" office:value-type="float" office:value="-0.0415" calcext:value-type="float">
            <text:p>-0.0415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table:formula="of:=90+[.B28]-[.B29]" office:value-type="float" office:value="90.0149" calcext:value-type="float">
            <text:p>90.0149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ight edge angle</text:p>
          </table:table-cell>
          <table:table-cell table:formula="of:=(0.047+0.016+0.022+0.04+0.035+0.023)/6" office:value-type="float" office:value="0.0305" calcext:value-type="float">
            <text:p>0.0305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Bottom edge angle</text:p>
          </table:table-cell>
          <table:table-cell table:formula="of:=-(0.008+0.031+0.028+0.035+0.047+0.013)/6" office:value-type="float" office:value="-0.027" calcext:value-type="float">
            <text:p>-0.0270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table:formula="of:=90-[.B32]+[.B33]" office:value-type="float" office:value="89.9425" calcext:value-type="float">
            <text:p>89.9425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ference angle</text:p>
          </table:table-cell>
          <table:table-cell table:formula="of:=([.B30]+[.B34])/2" office:value-type="float" office:value="89.9787" calcext:value-type="float">
            <text:p>89.9787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kew</text:p>
          </table:table-cell>
          <table:table-cell table:formula="of:=([.B28]+[.B32])/2-([.B29]+[.B33])/2" office:value-type="float" office:value="0.0362" calcext:value-type="float">
            <text:p>0.0362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New C1</text:p>
          </table:table-cell>
          <table:table-cell table:formula="of:=-[.B38]*3.14/180" office:value-type="float" office:value="-0.000631488888888889" calcext:value-type="float">
            <text:p>-0.000631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ify right</text:p>
          </table:table-cell>
          <table:table-cell table:formula="of:=-(0.015+0.002+0.003+0.012)/4" office:value-type="float" office:value="-0.008" calcext:value-type="float">
            <text:p>-0.0080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Verify bottom</text:p>
          </table:table-cell>
          <table:table-cell table:formula="of:=-(0.02+0.035+0.036+0.021)/4" office:value-type="float" office:value="-0.028" calcext:value-type="float">
            <text:p>-0.0280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table:formula="of:=90-[.B41]+[.B42]" office:value-type="float" office:value="89.98" calcext:value-type="float">
            <text:p>89.9800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Verify error</text:p>
          </table:table-cell>
          <table:table-cell table:formula="of:=[.B43]-[.B36]" office:value-type="float" office:value="0.00129999999998631" calcext:value-type="float">
            <text:p>0.001300</text:p>
          </table:table-cell>
          <table:table-cell office:value-type="string" calcext:value-type="string">
            <text:p>de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X / spindle squ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 difference</text:p>
          </table:table-cell>
          <table:table-cell office:value-type="float" office:value="0.11" calcext:value-type="float">
            <text:p>0.11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X difference</text:p>
          </table:table-cell>
          <table:table-cell office:value-type="float" office:value="182.59" calcext:value-type="float">
            <text:p>182.59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New C6</text:p>
          </table:table-cell>
          <table:table-cell table:formula="of:=[.B8]+[.B48]/[.B49]" office:value-type="float" office:value="0.000602442631031272" calcext:value-type="float">
            <text:p>0.00060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ify Z difference</text:p>
          </table:table-cell>
          <table:table-cell office:value-type="float" office:value="0.01" calcext:value-type="float">
            <text:p>0.010000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Y / spindle squ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 difference</text:p>
          </table:table-cell>
          <table:table-cell office:value-type="float" office:value="0.22" calcext:value-type="float">
            <text:p>0.22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Y difference</text:p>
          </table:table-cell>
          <table:table-cell office:value-type="float" office:value="184.24" calcext:value-type="float">
            <text:p>184.24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New C7</text:p>
          </table:table-cell>
          <table:table-cell table:formula="of:=[.B9]-[.B56]/[.B57]" office:value-type="float" office:value="-0.000894094659140252" calcext:value-type="float">
            <text:p>-0.00089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ify Z difference</text:p>
          </table:table-cell>
          <table:table-cell office:value-type="float" office:value="0.015" calcext:value-type="float">
            <text:p>0.015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Z / spindle squaring in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difference</text:p>
          </table:table-cell>
          <table:table-cell office:value-type="float" office:value="0.14" calcext:value-type="float">
            <text:p>0.14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Z difference</text:p>
          </table:table-cell>
          <table:table-cell office:value-type="float" office:value="73.18" calcext:value-type="float">
            <text:p>73.18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New C2</text:p>
          </table:table-cell>
          <table:table-cell table:formula="of:=[.B4]+[.B63]/[.B64]" office:value-type="float" office:value="-0.00359690899152774" calcext:value-type="float">
            <text:p>-0.00359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ify X difference</text:p>
          </table:table-cell>
          <table:table-cell office:value-type="float" office:value="0.02" calcext:value-type="float">
            <text:p>0.02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Z / spindle squaring in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difference</text:p>
          </table:table-cell>
          <table:table-cell office:value-type="float" office:value="0.15" calcext:value-type="float">
            <text:p>0.15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Z difference</text:p>
          </table:table-cell>
          <table:table-cell office:value-type="float" office:value="66.88" calcext:value-type="float">
            <text:p>66.88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New C5</text:p>
          </table:table-cell>
          <table:table-cell table:formula="of:=[.B7]+[.B70]/[.B71]" office:value-type="float" office:value="0.00137282296650718" calcext:value-type="float">
            <text:p>0.00137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ify Y difference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difference</text:p>
          </table:table-cell>
          <table:table-cell table:formula="of:=(-0.25-0.21)/2" office:value-type="float" office:value="-0.23" calcext:value-type="float">
            <text:p>-0.23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Y difference</text:p>
          </table:table-cell>
          <table:table-cell table:formula="of:=(0.07-0.18)/2" office:value-type="float" office:value="-0.055" calcext:value-type="float">
            <text:p>-0.055000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Back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 backlash (0.1 mm move)</text:p>
          </table:table-cell>
          <table:table-cell office:value-type="float" office:value="0.01" calcext:value-type="float">
            <text:p>0.010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X backlash (0.1 mm move)</text:p>
          </table:table-cell>
          <table:table-cell office:value-type="float" office:value="0.015" calcext:value-type="float">
            <text:p>0.015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Y backlash (0.1 mm move)</text:p>
          </table:table-cell>
          <table:table-cell office:value-type="float" office:value="0.05" calcext:value-type="float">
            <text:p>0.050000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10484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8T16:13:47.510578516</meta:creation-date>
    <dc:date>2024-06-18T18:04:31.160104584</dc:date>
    <meta:editing-duration>PT1H19M46S</meta:editing-duration>
    <meta:editing-cycles>18</meta:editing-cycles>
    <meta:generator>LibreOffice/6.1.5.2$Linux_X86_64 LibreOffice_project/10$Build-2</meta:generator>
    <meta:document-statistic meta:table-count="1" meta:cell-count="163" meta:object-count="0"/>
  </office:meta>
</office:document-meta>
</file>